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4b8e3" officeooo:paragraph-rsid="0014b8e3"/>
    </style:style>
    <style:style style:name="P2" style:family="paragraph" style:parent-style-name="Standard">
      <style:text-properties fo:font-weight="bold" officeooo:rsid="0014bb5e" officeooo:paragraph-rsid="0014bb5e" style:font-weight-asian="bold" style:font-weight-complex="bold"/>
    </style:style>
    <style:style style:name="P3" style:family="paragraph" style:parent-style-name="Standard">
      <style:text-properties fo:font-weight="bold" officeooo:rsid="0015d522" officeooo:paragraph-rsid="0015d522" style:font-weight-asian="bold" style:font-weight-complex="bold"/>
    </style:style>
    <style:style style:name="P4" style:family="paragraph" style:parent-style-name="Standard">
      <style:text-properties fo:font-weight="bold" officeooo:rsid="00288f73" officeooo:paragraph-rsid="00288f73" style:font-weight-asian="bold" style:font-weight-complex="bold"/>
    </style:style>
    <style:style style:name="P5" style:family="paragraph" style:parent-style-name="Standard">
      <style:text-properties officeooo:paragraph-rsid="0015d522"/>
    </style:style>
    <style:style style:name="P6" style:family="paragraph" style:parent-style-name="Standard">
      <style:text-properties fo:font-style="normal" fo:font-weight="bold" officeooo:rsid="00180524" officeooo:paragraph-rsid="00180524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1bd853" officeooo:paragraph-rsid="001bd85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1bd853" officeooo:paragraph-rsid="00206618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bd853" officeooo:paragraph-rsid="00288f73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bold" officeooo:rsid="0014bb5e" officeooo:paragraph-rsid="0014bb5e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6618" style:font-style-asian="italic" style:font-style-complex="italic"/>
    </style:style>
    <style:style style:name="T4" style:family="text">
      <style:text-properties fo:font-style="italic" officeooo:rsid="00288f73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4b8e3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d85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0661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88f7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15d522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8f73" style:font-weight-asian="normal" style:font-weight-complex="normal"/>
    </style:style>
    <style:style style:name="T16" style:family="text">
      <style:text-properties officeooo:rsid="0015d522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officeooo:rsid="00206618"/>
    </style:style>
    <style:style style:name="T19" style:family="text">
      <style:text-properties officeooo:rsid="00288f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mande <text:s/>de shell GIT</text:span></text:p>
      <text:p text:style-name="Standard"><text:span text:style-name="T1"/></text:p>
      <text:p text:style-name="Standard"><text:span text:style-name="T1">pwd</text:span> : <text:span text:style-name="T2">print working directory </text:span>: affiche le dossier courant</text:p>
      <text:p text:style-name="P5"><text:span text:style-name="T1">cd</text:span> : <text:span text:style-name="T5">change directory : </text:span><text:span text:style-name="T6">changer de dossier</text:span></text:p>
      <text:p text:style-name="P5"><text:span text:style-name="T1">ls : </text:span><text:span text:style-name="T14">lister</text:span></text:p>
      <text:p text:style-name="P5"><text:span text:style-name="T1">ls -al </text:span>: permet d'afficher sous forme liste détaillée tous les fichiers et les dossier du dossier courant </text:p>
      <text:p text:style-name="Standard"><text:span text:style-name="T1">mkdir</text:span> <text:span text:style-name="T5">nom_de_dossier</text:span> : créer un dossier</text:p>
      <text:p text:style-name="Standard"><text:span text:style-name="T1">rmdir</text:span> <text:span text:style-name="T2">nom_de_dossier</text:span> : supprimer un dossier</text:p>
      <text:p text:style-name="Standard"><text:span text:style-name="T1">cd ..</text:span> : revenir au dossier parent</text:p>
      <text:p text:style-name="Standard"><text:span text:style-name="T1">mv :</text:span> move : renommer/déplacer</text:p>
      <text:p text:style-name="Standard"><text:span text:style-name="T1">clear</text:span> : effacer ce qui est écrit dans l'invite de commande</text:p>
      <text:p text:style-name="Standard"/>
      <text:p text:style-name="P2">git --version : <text:span text:style-name="T14"><text:s/>voir la version de git </text:span></text:p>
      <text:p text:style-name="P3">git : init <text:span text:style-name="T14">permet de créé un dépôt git (</text:span><text:span text:style-name="T5">un dossier caché .git)</text:span></text:p>
      <text:p text:style-name="P6">git config <text:span text:style-name="T7">configure le nom et l’emal de l’utilisateur</text:span></text:p>
      <text:p text:style-name="P7">git config user .name <text:s/><text:span text:style-name="T5">pour le nom</text:span></text:p>
      <text:p text:style-name="P7">git config user .email<text:span text:style-name="T14"> <text:s/></text:span><text:span text:style-name="T5">pour l’email</text:span></text:p>
      <text:p text:style-name="P7">git add <text:span text:style-name="T5">selectionne le fichier a ajouter au dossier</text:span> </text:p>
      <text:p text:style-name="P7">git commit -m <text:span text:style-name="T5"><text:s/>ajoute le ficher avec un commentaire </text:span></text:p>
      <text:p text:style-name="P8">git commit --<text:span text:style-name="T18">amend</text:span></text:p>
      <text:p text:style-name="P7">git log </text:p>
      <text:p text:style-name="P9">git log --<text:span text:style-name="T19">pretty=oneline</text:span></text:p>
      <text:p text:style-name="P6">git status <text:s/><text:span text:style-name="T5">permet de voir le status du dossier</text:span></text:p>
      <text:p text:style-name="P4">git branch</text:p>
      <text:p text:style-name="P4">git checkout</text:p>
      <text:p text:style-name="P2">atp update : <text:s/>(linux) <text:span text:style-name="T14">pour mettre a jour </text:span></text:p>
      <text:p text:style-name="P2">apt upgrade <text:span text:style-name="T14">: </text:span>(linux) <text:span text:style-name="T14">mise a jour <text:s/></text:span></text:p>
      <text:p text:style-name="P2"><text:span text:style-name="T11"/></text:p>
      <text:p text:style-name="P2"><text:span text:style-name="T11"/></text:p>
      <text:p text:style-name="P10">chocolatey <text:s/><text:span text:style-name="T16">(</text:span><text:span text:style-name="T12">window) a utillisé avec windowpowerShell</text:span></text:p>
      <text:p text:style-name="P3"><text:span text:style-name="T10">choco</text:span><text:span text:style-name="T11"> updare </text:span><text:span text:style-name="T13">installé</text:span></text:p>
      <text:p text:style-name="P3"><text:span text:style-name="T17">choco </text:span><text:span text:style-name="T11">upgrade </text:span><text:span text:style-name="T13">mise a jour </text:span></text:p>
      <text:p text:style-name="P2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5T09:43:38.219000000</meta:creation-date>
    <dc:date>2020-11-05T13:47:56.508000000</dc:date>
    <meta:editing-duration>PT3M39S</meta:editing-duration>
    <meta:editing-cycles>1</meta:editing-cycles>
    <meta:document-statistic meta:table-count="0" meta:image-count="0" meta:object-count="0" meta:page-count="1" meta:paragraph-count="28" meta:word-count="192" meta:character-count="1066" meta:non-whitespace-character-count="888"/>
    <meta:generator>LibreOffice/6.3.6.2$Windows_X86_64 LibreOffice_project/2196df99b074d8a661f4036fca8fa0cbfa33a497</meta:generator>
  </office:meta>
</office:document-meta>
</file>